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Arrowheads_20_1" draw:textarea-vertical-align="middle"/>
    </style:style>
    <style:style style:name="gr2" style:family="graphic" style:parent-style-name="objectwithoutfill">
      <style:graphic-properties svg:stroke-width="0.051cm" draw:marker-start="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2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width="0.051cm" draw:marker-start="Arrowheads_20_1" draw:marker-start-width="0.276cm" draw:marker-end-width="0.276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-width="0.276cm" draw:marker-end-width="0.276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3.683cm" svg:height="1.524cm" svg:x="6.842cm" svg:y="1.664cm">
          <text:p text:style-name="P1">Bibliothek</text:p>
        </draw:rect>
        <draw:rect draw:style-name="gr1" draw:text-style-name="P1" xml:id="id1" draw:id="id1" draw:layer="layout" svg:width="3.683cm" svg:height="1.524cm" svg:x="13.61cm" svg:y="1.635cm">
          <text:p text:style-name="P1">Medium</text:p>
        </draw:rect>
        <draw:connector draw:style-name="gr2" draw:text-style-name="P1" draw:layer="layout" draw:type="line" svg:x1="13.61cm" svg:y1="2.397cm" svg:x2="10.525cm" svg:y2="2.426cm" draw:start-shape="id1" draw:start-glue-point="3" draw:end-shape="id2" draw:end-glue-point="1" svg:d="M13610 2397l-3085 29" svg:viewBox="0 0 3086 30">
          <text:p/>
        </draw:connector>
        <draw:rect draw:style-name="gr1" draw:text-style-name="P1" xml:id="id5" draw:id="id5" draw:layer="layout" svg:width="3.683cm" svg:height="1.524cm" svg:x="11.089cm" svg:y="4.186cm">
          <text:p text:style-name="P1">Buch</text:p>
        </draw:rect>
        <draw:rect draw:style-name="gr1" draw:text-style-name="P1" xml:id="id3" draw:id="id3" draw:layer="layout" svg:width="3.683cm" svg:height="1.524cm" svg:x="11.16cm" svg:y="6.744cm">
          <text:p text:style-name="P1">Zeitschrift</text:p>
        </draw:rect>
        <draw:rect draw:style-name="gr1" draw:text-style-name="P1" xml:id="id6" draw:id="id6" draw:layer="layout" svg:width="3.683cm" svg:height="1.524cm" svg:x="16.042cm" svg:y="4.186cm">
          <text:p text:style-name="P1">Broschüre</text:p>
        </draw:rect>
        <draw:rect draw:style-name="gr1" draw:text-style-name="P1" xml:id="id4" draw:id="id4" draw:layer="layout" svg:width="3.683cm" svg:height="1.524cm" svg:x="16.113cm" svg:y="6.744cm">
          <text:p text:style-name="P1">Datenträger</text:p>
        </draw:rect>
        <draw:rect draw:style-name="gr1" draw:text-style-name="P1" xml:id="id9" draw:id="id9" draw:layer="layout" svg:width="3.683cm" svg:height="1.524cm" svg:x="13.542cm" svg:y="8.788cm">
          <text:p text:style-name="P1">CD</text:p>
        </draw:rect>
        <draw:rect draw:style-name="gr1" draw:text-style-name="P1" xml:id="id14" draw:id="id14" draw:layer="layout" svg:width="3.683cm" svg:height="1.524cm" svg:x="13.513cm" svg:y="10.454cm">
          <text:p text:style-name="P1">DVD</text:p>
        </draw:rect>
        <draw:connector draw:style-name="gr3" draw:text-style-name="P1" xml:id="id8" draw:id="id8" draw:layer="layout" svg:x1="14.843cm" svg:y1="7.506cm" svg:x2="16.113cm" svg:y2="7.506cm" draw:start-shape="id3" draw:end-shape="id4" svg:d="M14843 7506h1270" svg:viewBox="0 0 1271 1">
          <text:p/>
        </draw:connector>
        <draw:connector draw:style-name="gr3" draw:text-style-name="P1" xml:id="id7" draw:id="id7" draw:layer="layout" svg:x1="14.772cm" svg:y1="4.948cm" svg:x2="16.042cm" svg:y2="4.948cm" draw:start-shape="id5" draw:end-shape="id6" svg:d="M14772 4948h1270" svg:viewBox="0 0 1271 1">
          <text:p/>
        </draw:connector>
        <draw:connector draw:style-name="gr3" draw:text-style-name="P1" draw:layer="layout" draw:line-skew="1.279cm" svg:x1="15.407cm" svg:y1="4.948cm" svg:x2="15.478cm" svg:y2="7.506cm" draw:start-shape="id7" draw:start-glue-point="0" draw:end-shape="id8" draw:end-glue-point="0" svg:d="M15407 4948v2558h71" svg:viewBox="0 0 72 2559">
          <text:p/>
        </draw:connector>
        <draw:connector draw:style-name="gr4" draw:text-style-name="P1" draw:layer="layout" draw:type="line" svg:x1="15.407cm" svg:y1="4.948cm" svg:x2="15.451cm" svg:y2="3.159cm" draw:start-shape="id7" draw:start-glue-point="0" draw:end-shape="id1" draw:end-glue-point="2" svg:d="M15407 4948l44-1789" svg:viewBox="0 0 45 1790">
          <text:p/>
        </draw:connector>
        <draw:connector draw:style-name="gr5" draw:text-style-name="P1" xml:id="id10" draw:id="id10" draw:layer="layout" draw:type="line" svg:x1="17.225cm" svg:y1="9.55cm" svg:x2="17.963cm" svg:y2="9.569cm" draw:start-shape="id9" draw:start-glue-point="1" svg:d="M17225 9550l738 19" svg:viewBox="0 0 739 20">
          <text:p/>
        </draw:connector>
        <draw:connector draw:style-name="gr4" draw:text-style-name="P1" draw:layer="layout" draw:type="line" svg:x1="17.963cm" svg:y1="9.569cm" svg:x2="17.954cm" svg:y2="8.268cm" draw:start-shape="id10" draw:start-glue-point="3" draw:end-shape="id4" draw:end-glue-point="2" svg:d="M17963 9569l-9-1301" svg:viewBox="0 0 10 1302">
          <text:p/>
        </draw:connector>
        <draw:rect draw:style-name="gr1" draw:text-style-name="P1" xml:id="id11" draw:id="id11" draw:layer="layout" svg:width="3.683cm" svg:height="1.524cm" svg:x="6.842cm" svg:y="4.139cm">
          <text:p text:style-name="P1">Nutzer</text:p>
        </draw:rect>
        <draw:rect draw:style-name="gr1" draw:text-style-name="P1" xml:id="id12" draw:id="id12" draw:layer="layout" svg:width="3.683cm" svg:height="1.524cm" svg:x="6.842cm" svg:y="6.733cm">
          <text:p text:style-name="P1">Gruppe</text:p>
        </draw:rect>
        <draw:connector draw:style-name="gr6" draw:text-style-name="P1" draw:layer="layout" draw:type="line" svg:x1="8.683cm" svg:y1="5.663cm" svg:x2="8.683cm" svg:y2="6.733cm" draw:start-shape="id11" draw:start-glue-point="2" draw:end-shape="id12" draw:end-glue-point="0" svg:d="M8683 5663v1070" svg:viewBox="0 0 1 1071">
          <text:p/>
        </draw:connector>
        <draw:connector draw:style-name="gr5" draw:text-style-name="P1" draw:layer="layout" draw:type="line" svg:x1="8.683cm" svg:y1="3.188cm" svg:x2="8.683cm" svg:y2="4.139cm" draw:start-shape="id2" draw:start-glue-point="2" draw:end-shape="id11" draw:end-glue-point="0" svg:d="M8683 3188v951" svg:viewBox="0 0 1 952">
          <text:p/>
        </draw:connector>
        <draw:rect draw:style-name="gr7" draw:text-style-name="P1" xml:id="id13" draw:id="id13" draw:layer="layout" svg:width="3.556cm" svg:height="1.524cm" svg:x="2.051cm" svg:y="1.664cm">
          <text:p text:style-name="P1">Monitor</text:p>
        </draw:rect>
        <draw:connector draw:style-name="gr5" draw:text-style-name="P1" draw:layer="layout" draw:type="line" svg:x1="5.607cm" svg:y1="2.426cm" svg:x2="6.842cm" svg:y2="2.426cm" draw:start-shape="id13" draw:start-glue-point="1" draw:end-shape="id2" draw:end-glue-point="3" svg:d="M5607 2426h1235" svg:viewBox="0 0 1236 1">
          <text:p/>
        </draw:connector>
        <draw:connector draw:style-name="gr5" draw:text-style-name="P1" xml:id="id15" draw:id="id15" draw:layer="layout" draw:type="line" svg:x1="17.196cm" svg:y1="11.216cm" svg:x2="17.987cm" svg:y2="11.216cm" draw:start-shape="id14" draw:start-glue-point="1" svg:d="M17196 11216h791" svg:viewBox="0 0 792 1">
          <text:p/>
        </draw:connector>
        <draw:connector draw:style-name="gr5" draw:text-style-name="P1" draw:layer="layout" draw:type="line" svg:x1="17.963cm" svg:y1="9.569cm" svg:x2="17.987cm" svg:y2="11.216cm" draw:start-shape="id10" draw:start-glue-point="3" draw:end-shape="id15" draw:end-glue-point="3" svg:d="M17963 9569l24 1647" svg:viewBox="0 0 25 1648">
          <text:p/>
        </draw:connector>
        <draw:g>
          <draw:rect draw:style-name="gr8" draw:text-style-name="P1" draw:layer="layout" svg:width="5.207cm" svg:height="0.762cm" svg:x="1.095cm" svg:y="13.58cm">
            <text:p text:style-name="P1">Medium</text:p>
          </draw:rect>
          <draw:rect draw:style-name="gr9" draw:text-style-name="P3" draw:layer="layout" svg:width="5.207cm" svg:height="4.826cm" svg:x="1.095cm" svg:y="14.342cm">
            <text:p text:style-name="P2"><text:span text:style-name="T1">- medientyp: string</text:span></text:p>
            <text:p text:style-name="P2"><text:span text:style-name="T1">- titel: string</text:span></text:p>
            <text:p text:style-name="P2"><text:span text:style-name="T1">- author: string</text:span></text:p>
            <text:p text:style-name="P2"><text:span text:style-name="T1">- verlag: string</text:span></text:p>
            <text:p text:style-name="P2"><text:span text:style-name="T1">- auflage: string</text:span></text:p>
            <text:p text:style-name="P2"><text:span text:style-name="T1">- erscheinungsdatum: Date</text:span></text:p>
            <text:p text:style-name="P2"><text:span text:style-name="T1">- id: string</text:span></text:p>
            <text:p text:style-name="P2"><text:span text:style-name="T1">- medienrechte: int</text:span></text:p>
            <text:p text:style-name="P2"><text:span text:style-name="T1">- stückzahl: int</text:span></text:p>
            <text:p text:style-name="P2"><text:span text:style-name="T1">- status: int</text:span></text:p>
          </draw:rect>
          <draw:rect draw:style-name="gr9" draw:text-style-name="P3" draw:layer="layout" svg:width="5.207cm" svg:height="0.762cm" svg:x="1.095cm" svg:y="19.168cm">
            <text:p text:style-name="P1"><text:span text:style-name="T1"/></text:p>
          </draw:rect>
        </draw:g>
        <draw:g>
          <draw:rect draw:style-name="gr8" draw:text-style-name="P1" draw:layer="layout" svg:width="5.207cm" svg:height="0.762cm" svg:x="1.081cm" svg:y="20.558cm">
            <text:p text:style-name="P1">Nutzer</text:p>
          </draw:rect>
          <draw:rect draw:style-name="gr9" draw:text-style-name="P3" draw:layer="layout" svg:width="5.207cm" svg:height="3.175cm" svg:x="1.081cm" svg:y="21.32cm">
            <text:p text:style-name="P2"><text:span text:style-name="T1">- vorname: string</text:span></text:p>
            <text:p text:style-name="P2"><text:span text:style-name="T1">- nachname: string</text:span></text:p>
            <text:p text:style-name="P2"><text:span text:style-name="T1">- geburtsdatum: Date</text:span></text:p>
            <text:p text:style-name="P2"><text:span text:style-name="T1">- adresse: string</text:span></text:p>
            <text:p text:style-name="P2"><text:span text:style-name="T1">- nutzername: string</text:span></text:p>
            <text:p text:style-name="P2"><text:span text:style-name="T1">- kennwort: string</text:span></text:p>
          </draw:rect>
          <draw:rect draw:style-name="gr9" draw:text-style-name="P3" draw:layer="layout" svg:width="5.207cm" svg:height="0.635cm" svg:x="1.081cm" svg:y="24.495cm">
            <text:p/>
          </draw:rect>
        </draw:g>
        <draw:g>
          <draw:rect draw:style-name="gr8" draw:text-style-name="P1" draw:layer="layout" svg:width="6.985cm" svg:height="0.762cm" svg:x="6.469cm" svg:y="13.573cm">
            <text:p text:style-name="P1">Gruppe</text:p>
          </draw:rect>
          <draw:rect draw:style-name="gr9" draw:text-style-name="P3" draw:layer="layout" svg:width="6.985cm" svg:height="1.524cm" svg:x="6.469cm" svg:y="14.335cm">
            <text:p text:style-name="P2"><text:span text:style-name="T1">- name: string</text:span></text:p>
            <text:p text:style-name="P2"><text:span text:style-name="T1">- rechte: int</text:span></text:p>
            <text:p text:style-name="P2"><text:span text:style-name="T1">- nutzer: List&lt;Nutzer&gt;</text:span></text:p>
          </draw:rect>
          <draw:rect draw:style-name="gr9" draw:text-style-name="P2" draw:layer="layout" svg:width="6.985cm" svg:height="1.297cm" svg:x="6.469cm" svg:y="15.859cm">
            <text:p text:style-name="P2">+ nuzerHInzufügen(n: Nutzer): bool</text:p>
            <text:p text:style-name="P2">+ nutzerLöschen(n: Nutzer): bool</text:p>
          </draw:rect>
        </draw:g>
        <draw:g>
          <draw:rect draw:style-name="gr8" draw:text-style-name="P1" draw:layer="layout" svg:width="8.001cm" svg:height="0.738cm" svg:x="6.542cm" svg:y="17.772cm">
            <text:p text:style-name="P1">Bibliothek</text:p>
          </draw:rect>
          <draw:rect draw:style-name="gr9" draw:text-style-name="P3" draw:layer="layout" svg:width="8.001cm" svg:height="1.968cm" svg:x="6.542cm" svg:y="18.51cm">
            <text:p text:style-name="P2"><text:span text:style-name="T1">- nutzer: List&lt;Nutzer&gt;</text:span></text:p>
            <text:p text:style-name="P2"><text:span text:style-name="T1">- bestand: List&lt;Medium&gt;</text:span></text:p>
            <text:p text:style-name="P2"><text:span text:style-name="T1">- observer: Monitor</text:span></text:p>
          </draw:rect>
          <draw:rect draw:style-name="gr9" draw:text-style-name="P2" draw:layer="layout" svg:width="8.001cm" svg:height="4.652cm" svg:x="6.542cm" svg:y="20.478cm">
            <text:p text:style-name="P2">+ mediumSuche(s: string): List&lt;Medium&gt;</text:p>
            <text:p text:style-name="P2">+ mediumHInzufügen(m: Medium):bool</text:p>
            <text:p text:style-name="P2">+ mediumLöschen(m: Medium): bool</text:p>
            <text:p text:style-name="P2">+ mediumAktualisieren(m: Medium)</text:p>
            <text:p text:style-name="P2">+ nutzerSuche(s: string): List&lt;Nutzer&gt;</text:p>
            <text:p text:style-name="P2">+ nutzerHInzufügen(n: Nutzer):bool</text:p>
            <text:p text:style-name="P2">+ nutzerLöschen(n: Nutzer): bool</text:p>
            <text:p text:style-name="P2">+ nutzerAktualisieren(n: Nutzer)</text:p>
            <text:p text:style-name="P2">+ getBestandStatus(): List&lt;string&gt;</text:p>
          </draw:rect>
        </draw:g>
        <draw:g>
          <draw:rect draw:style-name="gr8" draw:text-style-name="P1" draw:layer="layout" svg:width="6.731cm" svg:height="0.762cm" svg:x="13.7cm" svg:y="13.573cm">
            <text:p text:style-name="P1">Monitor</text:p>
          </draw:rect>
          <draw:rect draw:style-name="gr9" draw:text-style-name="P3" draw:layer="layout" svg:width="6.731cm" svg:height="1.016cm" svg:x="13.7cm" svg:y="14.335cm">
            <text:p text:style-name="P2"><text:span text:style-name="T1">- medienStatus: List&lt;string&gt;</text:span></text:p>
            <text:p text:style-name="P2"><text:span text:style-name="T1">- subject: Bibliothek</text:span></text:p>
          </draw:rect>
          <draw:rect draw:style-name="gr9" draw:text-style-name="P2" draw:layer="layout" svg:width="6.731cm" svg:height="2.286cm" svg:x="13.7cm" svg:y="15.351cm">
            <text:p text:style-name="P2">- update()</text:p>
            <text:p text:style-name="P2">- warnungSchicken(inhalt: string, </text:p>
            <text:p text:style-name="P2">empfänger: Nutzer): bool</text:p>
            <text:p text:style-name="P2">- getStatus(m: Medium): string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6000" svg:d="M1500 0l1500 3000-1500 3000-1500-3000zM1500 447l-1276 2553 1276 2553 1276-2553z"/>
    <draw:marker draw:name="Arrowheads_20_2" draw:display-name="Arrowheads 2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9:20:30.046338000</meta:creation-date>
    <meta:generator>LibreOffice/4.3.4.1$MacOSX_X86_64 LibreOffice_project/bc356b2f991740509f321d70e4512a6a54c5f243</meta:generator>
    <dc:date>2015-01-09T21:28:58.353140000</dc:date>
    <meta:editing-duration>PT13M33S</meta:editing-duration>
    <meta:editing-cycles>5</meta:editing-cycles>
    <meta:document-statistic meta:object-count="43"/>
  </office:meta>
</office:document-meta>
</file>